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1.34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fill-color="#f10d0c" draw:textarea-horizontal-align="justify" draw:textarea-vertical-align="middle" draw:auto-grow-height="false" fo:min-height="0.95cm" fo:min-width="2.3cm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1.35cm" fo:min-width="3cm"/>
      <style:paragraph-properties style:writing-mode="lr-tb"/>
    </style:style>
    <style:style style:name="gr5" style:family="graphic" style:parent-style-name="standard">
      <style:graphic-properties draw:fill-color="#ff0000" draw:auto-grow-height="false" fo:min-height="0.074cm" fo:min-width="0.346cm" fo:wrap-option="wrap"/>
    </style:style>
    <style:style style:name="gr6" style:family="graphic" style:parent-style-name="standard">
      <style:graphic-properties draw:fill="solid" draw:fill-color="#b2b2b2" draw:opacity="100%" draw:textarea-horizontal-align="justify" draw:textarea-vertical-align="middle" draw:auto-grow-height="false" fo:min-height="1.35cm" fo:min-width="4.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88cm" fo:min-width="0.138cm"/>
    </style:style>
    <style:style style:name="gr8" style:family="graphic" style:parent-style-name="standard" style:list-style-name="L1">
      <style:graphic-properties draw:fill="solid" draw:fill-color="#666666" draw:textarea-horizontal-align="justify" draw:textarea-vertical-align="middle" draw:auto-grow-height="false" fo:min-height="1.35cm" fo:min-width="3cm"/>
      <style:paragraph-properties style:writing-mode="lr-tb"/>
    </style:style>
    <style:style style:name="gr9" style:family="graphic" style:parent-style-name="standard">
      <style:graphic-properties draw:fill-color="#ff0000" draw:opacity="58%" draw:auto-grow-height="false" fo:min-height="0.074cm" fo:min-width="0.346cm" fo:wrap-option="wrap"/>
    </style:style>
    <style:style style:name="gr10" style:family="graphic" style:parent-style-name="standard">
      <style:graphic-properties svg:stroke-width="0.081cm" svg:stroke-color="#1c1c1c" draw:marker-start-width="0.321cm" draw:marker-end-width="0.321cm" draw:fill-color="#b2b2b2" draw:opacity="77%" draw:textarea-horizontal-align="justify" draw:textarea-vertical-align="middle" draw:auto-grow-height="false" fo:min-height="0.87cm" fo:min-width="21.22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1c1c1c" draw:marker-start-width="0.321cm" draw:marker-end-width="0.321cm" draw:fill-color="#b2b2b2" draw:opacity="75%" draw:textarea-horizontal-align="justify" draw:textarea-vertical-align="middle" draw:auto-grow-height="false" fo:min-height="0.87cm" fo:min-width="21.22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28cm" svg:stroke-color="#1c1c1c" draw:marker-start-width="0.242cm" draw:marker-end-width="0.242cm" draw:fill-color="#999999" draw:opacity="75%" draw:textarea-horizontal-align="justify" draw:textarea-vertical-align="middle" draw:auto-grow-height="false" fo:min-height="1.322cm" fo:min-width="21.263cm" fo:padding-top="0.139cm" fo:padding-bottom="0.139cm" fo:padding-left="0.264cm" fo:padding-right="0.264cm"/>
      <style:paragraph-properties style:writing-mode="lr-tb"/>
    </style:style>
    <style:style style:name="gr13" style:family="graphic" style:parent-style-name="standard">
      <style:graphic-properties svg:stroke-width="0.028cm" svg:stroke-color="#1c1c1c" draw:marker-start-width="0.242cm" draw:marker-end-width="0.242cm" draw:fill-color="#b2b2b2" draw:opacity="75%" draw:textarea-horizontal-align="justify" draw:textarea-vertical-align="middle" draw:auto-grow-height="false" fo:min-height="1.322cm" fo:min-width="21.282cm" fo:padding-top="0.139cm" fo:padding-bottom="0.139cm" fo:padding-left="0.264cm" fo:padding-right="0.264cm"/>
      <style:paragraph-properties style:writing-mode="lr-tb"/>
    </style:style>
    <style:style style:name="gr14" style:family="graphic" style:parent-style-name="standard">
      <style:graphic-properties svg:stroke-width="0.028cm" svg:stroke-color="#1c1c1c" draw:marker-start-width="0.242cm" draw:marker-end-width="0.242cm" draw:fill-color="#b2b2b2" draw:opacity="75%" draw:textarea-horizontal-align="justify" draw:textarea-vertical-align="middle" draw:auto-grow-height="false" fo:min-height="1.322cm" fo:min-width="21.28cm" fo:padding-top="0.139cm" fo:padding-bottom="0.139cm" fo:padding-left="0.264cm" fo:padding-right="0.264cm"/>
      <style:paragraph-properties style:writing-mode="lr-tb"/>
    </style:style>
    <style:style style:name="gr15" style:family="graphic" style:parent-style-name="standard">
      <style:graphic-properties svg:stroke-width="0.028cm" svg:stroke-color="#1c1c1c" draw:marker-start-width="0.242cm" draw:marker-end-width="0.242cm" draw:fill-color="#b2b2b2" draw:opacity="75%" draw:textarea-horizontal-align="justify" draw:textarea-vertical-align="middle" draw:auto-grow-height="false" fo:min-height="1.322cm" fo:min-width="21.263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svg:stroke-width="0.028cm" svg:stroke-color="#1c1c1c" draw:marker-start-width="0.242cm" draw:marker-end-width="0.242cm" draw:fill-color="#999999" draw:opacity="75%" draw:textarea-horizontal-align="justify" draw:textarea-vertical-align="middle" draw:auto-grow-height="false" fo:min-height="1.322cm" fo:min-width="21.283cm" fo:padding-top="0.139cm" fo:padding-bottom="0.139cm" fo:padding-left="0.264cm" fo:padding-right="0.264cm"/>
      <style:paragraph-properties style:writing-mode="lr-tb"/>
    </style:style>
    <style:style style:name="gr17" style:family="graphic" style:parent-style-name="standard">
      <style:graphic-properties svg:stroke-width="0.028cm" svg:stroke-color="#1c1c1c" draw:marker-start-width="0.242cm" draw:marker-end-width="0.242cm" draw:fill-color="#b2b2b2" draw:opacity="75%" draw:textarea-horizontal-align="justify" draw:textarea-vertical-align="middle" draw:auto-grow-height="false" fo:min-height="1.322cm" fo:min-width="21.264cm" fo:padding-top="0.139cm" fo:padding-bottom="0.139cm" fo:padding-left="0.264cm" fo:padding-right="0.26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921cm" fo:min-width="3.29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8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85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81d41a" draw:opacity="51%" fo:min-height="0.75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81d41a" draw:opacity="51%" fo:min-height="0.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10d0c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b2b2b2"/>
      <style:paragraph-properties fo:text-align="center" style:writing-mode="lr-tb"/>
    </style:style>
    <style:style style:name="P7" style:family="paragraph">
      <loext:graphic-properties draw:fill-color="#ff0000"/>
    </style:style>
    <style:style style:name="P8" style:family="paragraph">
      <loext:graphic-properties draw:fill="solid" draw:fill-color="#b2b2b2" draw:opacity="100%"/>
      <style:paragraph-properties fo:text-align="center" style:writing-mode="lr-tb"/>
    </style:style>
    <style:style style:name="P9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-color="#ff0000" draw:opacity="58%"/>
    </style:style>
    <style:style style:name="P11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2" style:family="paragraph">
      <loext:graphic-properties draw:fill-color="#b2b2b2" draw:opacity="77%"/>
      <style:paragraph-properties fo:text-align="start" style:writing-mode="lr-tb"/>
      <style:text-properties fo:font-weight="bold" style:font-weight-asian="bold" style:font-weight-complex="bold"/>
    </style:style>
    <style:style style:name="P13" style:family="paragraph">
      <loext:graphic-properties draw:fill-color="#b2b2b2" draw:opacity="75%"/>
      <style:paragraph-properties fo:text-align="start" style:writing-mode="lr-tb"/>
      <style:text-properties fo:font-weight="bold" style:font-weight-asian="bold" style:font-weight-complex="bold"/>
    </style:style>
    <style:style style:name="P14" style:family="paragraph">
      <style:paragraph-properties fo:text-align="start" style:text-autospace="none" style:writing-mode="lr-tb"/>
      <style:text-properties fo:color="#000000" style:font-name="JetBrains Mono" fo:font-size="10pt" style:font-name-asian="JetBrains Mono" style:font-size-asian="10pt" style:font-name-complex="JetBrains Mono" style:font-size-complex="10pt"/>
    </style:style>
    <style:style style:name="P15" style:family="paragraph">
      <loext:graphic-properties draw:fill-color="#999999" draw:opacity="75%"/>
      <style:paragraph-properties fo:text-align="start" style:text-autospace="none" style:writing-mode="lr-tb"/>
      <style:text-properties fo:color="#000000" style:font-name="JetBrains Mono" fo:font-size="10pt" style:font-name-asian="JetBrains Mono" style:font-size-asian="10pt" style:font-name-complex="JetBrains Mono" style:font-size-complex="10pt"/>
    </style:style>
    <style:style style:name="P16" style:family="paragraph">
      <style:paragraph-properties fo:text-align="start" style:text-autospace="none" style:writing-mode="lr-tb"/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P17" style:family="paragraph">
      <loext:graphic-properties draw:fill-color="#b2b2b2" draw:opacity="75%"/>
      <style:paragraph-properties fo:text-align="start" style:text-autospace="none" style:writing-mode="lr-tb"/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P18" style:family="paragraph">
      <loext:graphic-properties draw:fill-color="#b2b2b2" draw:opacity="75%"/>
      <style:paragraph-properties fo:text-align="start" style:text-autospace="none" style:writing-mode="lr-tb"/>
      <style:text-properties fo:color="#000000" style:font-name="JetBrains Mono" fo:font-size="10pt" style:font-name-asian="JetBrains Mono" style:font-size-asian="10pt" style:font-name-complex="JetBrains Mono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3" style:family="paragraph">
      <loext:graphic-properties draw:fill="solid" draw:fill-color="#81d41a" draw:opacity="51%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2.5cm" svg:x="0.3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3.3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6.6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9.1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12.9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20.1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16.6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25.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4cm" svg:y1="18.5cm" svg:x2="2.8cm" svg:y2="18.8cm">
          <text:p/>
        </draw:line>
        <draw:line draw:style-name="gr2" draw:text-style-name="P2" draw:layer="layout" svg:x1="5.9cm" svg:y1="18.1cm" svg:x2="6.6cm" svg:y2="18.1cm">
          <text:p/>
        </draw:line>
        <draw:line draw:style-name="gr2" draw:text-style-name="P2" draw:layer="layout" svg:x1="8.7cm" svg:y1="17.3cm" svg:x2="9.7cm" svg:y2="16.2cm">
          <text:p/>
        </draw:line>
        <draw:line draw:style-name="gr2" draw:text-style-name="P2" draw:layer="layout" svg:x1="11.4cm" svg:y1="16cm" svg:x2="13.2cm" svg:y2="17.2cm">
          <text:p/>
        </draw:line>
        <draw:line draw:style-name="gr2" draw:text-style-name="P2" draw:layer="layout" svg:x1="15.1cm" svg:y1="17cm" svg:x2="16.9cm" svg:y2="15.2cm">
          <text:p/>
        </draw:line>
        <draw:line draw:style-name="gr2" draw:text-style-name="P2" draw:layer="layout" svg:x1="19cm" svg:y1="15cm" svg:x2="20.2cm" svg:y2="15.6cm">
          <text:p/>
        </draw:line>
        <draw:line draw:style-name="gr2" draw:text-style-name="P2" draw:layer="layout" svg:x1="22.5cm" svg:y1="15.4cm" svg:x2="25.3cm" svg:y2="13.7cm">
          <text:p/>
        </draw:line>
        <draw:custom-shape draw:style-name="gr3" draw:text-style-name="P4" draw:layer="layout" svg:width="2.8cm" svg:height="1.2cm" svg:x="26.9cm" svg:y="19.8cm">
          <text:p text:style-name="P3">Exi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cm" svg:height="1.6cm" svg:x="0cm" svg:y="0cm">
          <text:p text:style-name="P5">Kit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11.8cm" svg:y="19.9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5" draw:text-style-name="P7" draw:layer="layout" svg:width="1.1cm" svg:height="1cm" svg:x="14.2cm" svg:y="19.9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5" draw:text-style-name="P7" draw:layer="layout" svg:width="1.1cm" svg:height="1cm" svg:x="13cm" svg:y="19.9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6" draw:text-style-name="P8" draw:layer="layout" svg:width="4.7cm" svg:height="1.6cm" svg:x="4.4cm" svg:y="0cm">
          <text:p text:style-name="P3"><text:span text:style-name="T1">0,000 </text:span><text:s/><text:span text:style-name="T2">J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0.9cm" svg:x="4.1cm" svg:y="17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" draw:text-style-name="P1" draw:layer="layout" svg:width="0.9cm" svg:height="0.9cm" svg:x="7.4cm" svg:y="17.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" draw:text-style-name="P1" draw:layer="layout" svg:width="0.9cm" svg:height="0.9cm" svg:x="9.9cm" svg:y="14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" draw:text-style-name="P1" draw:layer="layout" svg:width="0.9cm" svg:height="0.9cm" svg:x="13.7cm" svg:y="17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" draw:text-style-name="P1" draw:layer="layout" svg:width="0.9cm" svg:height="0.9cm" svg:x="17.4cm" svg:y="13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" draw:text-style-name="P1" draw:layer="layout" svg:width="0.9cm" svg:height="0.9cm" svg:x="20.9cm" svg:y="15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" draw:text-style-name="P1" draw:layer="layout" svg:width="0.9cm" svg:height="0.9cm" svg:x="25.9cm" svg:y="12.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2.6cm" svg:height="2.5cm" svg:x="0.3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3.3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6.6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9.1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12.9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20.1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16.6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25.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4cm" svg:y1="18.5cm" svg:x2="2.8cm" svg:y2="18.8cm">
          <text:p/>
        </draw:line>
        <draw:line draw:style-name="gr2" draw:text-style-name="P2" draw:layer="layout" svg:x1="5.9cm" svg:y1="18.1cm" svg:x2="6.6cm" svg:y2="18.1cm">
          <text:p/>
        </draw:line>
        <draw:line draw:style-name="gr2" draw:text-style-name="P2" draw:layer="layout" svg:x1="8.7cm" svg:y1="17.3cm" svg:x2="9.7cm" svg:y2="16.2cm">
          <text:p/>
        </draw:line>
        <draw:line draw:style-name="gr2" draw:text-style-name="P2" draw:layer="layout" svg:x1="11.4cm" svg:y1="16cm" svg:x2="13.2cm" svg:y2="17.2cm">
          <text:p/>
        </draw:line>
        <draw:line draw:style-name="gr2" draw:text-style-name="P2" draw:layer="layout" svg:x1="15.1cm" svg:y1="17cm" svg:x2="16.9cm" svg:y2="15.2cm">
          <text:p/>
        </draw:line>
        <draw:line draw:style-name="gr2" draw:text-style-name="P2" draw:layer="layout" svg:x1="19cm" svg:y1="15cm" svg:x2="20.2cm" svg:y2="15.6cm">
          <text:p/>
        </draw:line>
        <draw:line draw:style-name="gr2" draw:text-style-name="P2" draw:layer="layout" svg:x1="22.5cm" svg:y1="15.4cm" svg:x2="25.3cm" svg:y2="13.7cm">
          <text:p/>
        </draw:line>
        <draw:custom-shape draw:style-name="gr3" draw:text-style-name="P4" draw:layer="layout" svg:width="2.8cm" svg:height="1.2cm" svg:x="26.9cm" svg:y="19.8cm">
          <text:p text:style-name="P3">Exit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5cm" svg:height="1.6cm" svg:x="0cm" svg:y="0cm">
          <text:p text:style-name="P5">Kit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1cm" svg:height="1cm" svg:x="11.8cm" svg:y="19.9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5" draw:text-style-name="P7" draw:layer="layout" svg:width="1.1cm" svg:height="1cm" svg:x="14.2cm" svg:y="19.9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5" draw:text-style-name="P7" draw:layer="layout" svg:width="1.1cm" svg:height="1cm" svg:x="13cm" svg:y="19.9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6" draw:text-style-name="P8" draw:layer="layout" svg:width="4.7cm" svg:height="1.6cm" svg:x="4.4cm" svg:y="0cm">
          <text:p text:style-name="P3"><text:span text:style-name="T1">0,000 </text:span><text:s/><text:span text:style-name="T2">J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1.8cm" svg:height="1.2cm" svg:x="0cm" svg:y="1.6cm">
          <text:p text:style-name="P11"><text:span text:style-name="T1">Gu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21.8cm" svg:height="1.2cm" svg:x="0cm" svg:y="9.2cm">
          <text:p text:style-name="P11"><text:span text:style-name="T1">Spaceshi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21.791cm" svg:height="1.6cm" draw:transform="skewX (-0.0118682389135614) translate (0cm 2.8cm)">
          <text:p text:style-name="P14"><text:span text:style-name="T3">Стандар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21.81cm" svg:height="1.6cm" draw:transform="skewX (-0.0118682389135614) translate (-0.019cm 6cm)">
          <text:p text:style-name="P16"><text:span text:style-name="T3">Громадин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21.808cm" svg:height="1.6cm" draw:transform="skewX (-0.0118682389135614) translate (-0.019cm 4.4cm)">
          <text:p text:style-name="P16"><text:span text:style-name="T3">Ловкос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1.791cm" svg:height="1.6cm" draw:transform="skewX (-0.0118682389135614) translate (0cm 7.6cm)">
          <text:p text:style-name="P16"><text:span text:style-name="T3">Эли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21.811cm" svg:height="1.6cm" draw:transform="skewX (-0.0118682389135614) translate (-0.019cm 10.4cm)">
          <text:p text:style-name="P14"><text:span text:style-name="T3">Стандар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21.792cm" svg:height="1.6cm" draw:transform="skewX (-0.0118682389135614) translate (0cm 12cm)">
          <text:p text:style-name="P14"><text:span text:style-name="T3">Ловкос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1.791cm" svg:height="1.6cm" draw:transform="skewX (-0.0118682389135614) translate (0cm 15.2cm)">
          <text:p text:style-name="P16"><text:span text:style-name="T3">Эли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1.81cm" svg:height="1.6cm" draw:transform="skewX (-0.0118682389135614) translate (-0.019cm 13.6cm)">
          <text:p text:style-name="P14"><text:span text:style-name="T3">Громадин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3.796cm" svg:height="1.171cm" svg:x="7.204cm" svg:y="3.029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796cm" svg:height="1.171cm" svg:x="7.204cm" svg:y="4.629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796cm" svg:height="1.171cm" svg:x="7.2cm" svg:y="6.2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796cm" svg:height="1.171cm" svg:x="7.2cm" svg:y="7.829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796cm" svg:height="1.171cm" svg:x="7.2cm" svg:y="10.629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796cm" svg:height="1.171cm" svg:x="7.204cm" svg:y="12.229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796cm" svg:height="1.171cm" svg:x="7.2cm" svg:y="13.8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796cm" svg:height="1.171cm" svg:x="7.204cm" svg:y="15.4cm">
          <text:p text:style-name="P3">IMG</text:p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2.4cm" svg:height="1.038cm" svg:x="19.4cm" svg:y="3.162cm">
          <draw:text-box>
            <text:p><text:span text:style-name="T4">Choose</text:span></text:p>
          </draw:text-box>
        </draw:frame>
        <draw:frame draw:style-name="gr19" draw:text-style-name="P20" draw:layer="layout" svg:width="2.2cm" svg:height="1.038cm" svg:x="4cm" svg:y="4.662cm">
          <draw:text-box>
            <text:p>350 <text:span text:style-name="T5">J</text:span></text:p>
          </draw:text-box>
        </draw:frame>
        <draw:frame draw:style-name="gr19" draw:text-style-name="P20" draw:layer="layout" svg:width="2.2cm" svg:height="1.038cm" svg:x="4cm" svg:y="6.362cm">
          <draw:text-box>
            <text:p>300 <text:span text:style-name="T5">J</text:span></text:p>
          </draw:text-box>
        </draw:frame>
        <draw:frame draw:style-name="gr19" draw:text-style-name="P20" draw:layer="layout" svg:width="2.2cm" svg:height="1.038cm" svg:x="4cm" svg:y="7.862cm">
          <draw:text-box>
            <text:p>750 <text:span text:style-name="T5">J</text:span></text:p>
          </draw:text-box>
        </draw:frame>
        <draw:frame draw:style-name="gr19" draw:text-style-name="P20" draw:layer="layout" svg:width="2.2cm" svg:height="1.038cm" svg:x="4cm" svg:y="12.362cm">
          <draw:text-box>
            <text:p>200 <text:span text:style-name="T5">J</text:span></text:p>
          </draw:text-box>
        </draw:frame>
        <draw:frame draw:style-name="gr19" draw:text-style-name="P20" draw:layer="layout" svg:width="2.2cm" svg:height="1.038cm" svg:x="4cm" svg:y="13.962cm">
          <draw:text-box>
            <text:p>400 <text:span text:style-name="T5">J</text:span></text:p>
          </draw:text-box>
        </draw:frame>
        <draw:frame draw:style-name="gr19" draw:text-style-name="P20" draw:layer="layout" svg:width="2.2cm" svg:height="1.038cm" svg:x="4cm" svg:y="15.5cm">
          <draw:text-box>
            <text:p>800 <text:span text:style-name="T5">J</text:span></text:p>
          </draw:text-box>
        </draw:frame>
        <draw:frame draw:style-name="gr20" draw:text-style-name="P22" draw:layer="layout" svg:width="2.1cm" svg:height="1.1cm" svg:x="11.4cm" svg:y="15.5cm">
          <draw:text-box>
            <text:p text:style-name="P21">2 gun</text:p>
          </draw:text-box>
        </draw:frame>
        <draw:frame draw:style-name="gr21" draw:text-style-name="P20" draw:layer="layout" svg:width="3.1cm" svg:height="1.1cm" svg:x="11.4cm" svg:y="3.1cm">
          <draw:text-box>
            <text:p>DMG: 10</text:p>
          </draw:text-box>
        </draw:frame>
        <draw:frame draw:style-name="gr21" draw:text-style-name="P20" draw:layer="layout" svg:width="4.6cm" svg:height="1.1cm" svg:x="14.9cm" svg:y="3.1cm">
          <draw:text-box>
            <text:p>SPEED: 1/sec</text:p>
          </draw:text-box>
        </draw:frame>
        <draw:frame draw:style-name="gr21" draw:text-style-name="P20" draw:layer="layout" svg:width="3.1cm" svg:height="1.1cm" svg:x="11.4cm" svg:y="4.7cm">
          <draw:text-box>
            <text:p>DMG: 10</text:p>
          </draw:text-box>
        </draw:frame>
        <draw:frame draw:style-name="gr21" draw:text-style-name="P20" draw:layer="layout" svg:width="4.6cm" svg:height="1.1cm" svg:x="14.9cm" svg:y="4.7cm">
          <draw:text-box>
            <text:p>SPEED: 2/sec</text:p>
          </draw:text-box>
        </draw:frame>
        <draw:frame draw:style-name="gr21" draw:text-style-name="P20" draw:layer="layout" svg:width="3.1cm" svg:height="1.1cm" svg:x="11.4cm" svg:y="6.3cm">
          <draw:text-box>
            <text:p>DMG: 20</text:p>
          </draw:text-box>
        </draw:frame>
        <draw:frame draw:style-name="gr21" draw:text-style-name="P20" draw:layer="layout" svg:width="4.6cm" svg:height="1.1cm" svg:x="14.9cm" svg:y="6.3cm">
          <draw:text-box>
            <text:p>SPEED: 1/sec</text:p>
          </draw:text-box>
        </draw:frame>
        <draw:frame draw:style-name="gr21" draw:text-style-name="P20" draw:layer="layout" svg:width="3.1cm" svg:height="1.1cm" svg:x="11.4cm" svg:y="7.9cm">
          <draw:text-box>
            <text:p>DMG: 20</text:p>
          </draw:text-box>
        </draw:frame>
        <draw:frame draw:style-name="gr21" draw:text-style-name="P20" draw:layer="layout" svg:width="4.6cm" svg:height="1.1cm" svg:x="14.9cm" svg:y="7.9cm">
          <draw:text-box>
            <text:p>SPEED: 2/sec</text:p>
          </draw:text-box>
        </draw:frame>
        <draw:frame draw:style-name="gr21" draw:text-style-name="P20" draw:layer="layout" svg:width="2.1cm" svg:height="1.1cm" svg:x="11.4cm" svg:y="10.7cm">
          <draw:text-box>
            <text:p>1 gun</text:p>
          </draw:text-box>
        </draw:frame>
        <draw:frame draw:style-name="gr22" draw:text-style-name="P22" draw:layer="layout" svg:width="2.2cm" svg:height="1.1cm" svg:x="11.4cm" svg:y="12.3cm">
          <draw:text-box>
            <text:p text:style-name="P21">1 gun</text:p>
          </draw:text-box>
        </draw:frame>
        <draw:frame draw:style-name="gr21" draw:text-style-name="P20" draw:layer="layout" svg:width="5.9cm" svg:height="1.1cm" svg:x="13.6cm" svg:y="12.3cm">
          <draw:text-box>
            <text:p>SPEED TURN: 2</text:p>
          </draw:text-box>
        </draw:frame>
        <draw:frame draw:style-name="gr23" draw:text-style-name="P22" draw:layer="layout" svg:width="2.1cm" svg:height="1.1cm" svg:x="11.4cm" svg:y="13.9cm">
          <draw:text-box>
            <text:p text:style-name="P21">2 gun</text:p>
          </draw:text-box>
        </draw:frame>
        <draw:frame draw:style-name="gr21" draw:text-style-name="P20" draw:layer="layout" svg:width="5.9cm" svg:height="1.1cm" svg:x="13.6cm" svg:y="13.9cm">
          <draw:text-box>
            <text:p>SPEED TURN: 1</text:p>
          </draw:text-box>
        </draw:frame>
        <draw:frame draw:style-name="gr21" draw:text-style-name="P20" draw:layer="layout" svg:width="5.9cm" svg:height="1.1cm" svg:x="13.6cm" svg:y="10.7cm">
          <draw:text-box>
            <text:p>SPEED TURN: 1</text:p>
          </draw:text-box>
        </draw:frame>
        <draw:frame draw:style-name="gr21" draw:text-style-name="P20" draw:layer="layout" svg:width="5.9cm" svg:height="1.1cm" svg:x="13.6cm" svg:y="15.5cm">
          <draw:text-box>
            <text:p>SPEED TURN: 2</text:p>
          </draw:text-box>
        </draw:frame>
        <draw:frame draw:style-name="gr24" draw:text-style-name="P23" draw:layer="layout" svg:width="1.6cm" svg:height="1cm" svg:x="19.8cm" svg:y="4.8cm">
          <draw:text-box>
            <text:p>Buy</text:p>
          </draw:text-box>
        </draw:frame>
        <draw:frame draw:style-name="gr25" draw:text-style-name="P23" draw:layer="layout" svg:width="1.6cm" svg:height="1.1cm" svg:x="19.8cm" svg:y="7.9cm">
          <draw:text-box>
            <text:p>Buy</text:p>
          </draw:text-box>
        </draw:frame>
        <draw:frame draw:style-name="gr25" draw:text-style-name="P23" draw:layer="layout" svg:width="1.6cm" svg:height="1.1cm" svg:x="19.8cm" svg:y="12.3cm">
          <draw:text-box>
            <text:p>Buy</text:p>
          </draw:text-box>
        </draw:frame>
        <draw:frame draw:style-name="gr25" draw:text-style-name="P23" draw:layer="layout" svg:width="1.6cm" svg:height="1.1cm" svg:x="19.8cm" svg:y="13.9cm">
          <draw:text-box>
            <text:p>Buy</text:p>
          </draw:text-box>
        </draw:frame>
        <draw:frame draw:style-name="gr25" draw:text-style-name="P23" draw:layer="layout" svg:width="1.6cm" svg:height="1.1cm" svg:x="19.8cm" svg:y="15.5cm">
          <draw:text-box>
            <text:p>Buy</text:p>
          </draw:text-box>
        </draw:frame>
        <draw:frame draw:style-name="gr19" draw:text-style-name="P20" draw:layer="layout" svg:width="2.2cm" svg:height="1.038cm" svg:x="4cm" svg:y="10.7cm">
          <draw:text-box>
            <text:p>000 <text:span text:style-name="T5">J</text:span></text:p>
          </draw:text-box>
        </draw:frame>
        <draw:frame draw:style-name="gr19" draw:text-style-name="P20" draw:layer="layout" svg:width="2.2cm" svg:height="1.038cm" svg:x="4cm" svg:y="3.1cm">
          <draw:text-box>
            <text:p>000 <text:span text:style-name="T5">J</text:span></text:p>
          </draw:text-box>
        </draw:frame>
        <draw:frame draw:style-name="gr19" draw:text-style-name="P20" draw:layer="layout" svg:width="2.1cm" svg:height="1.038cm" svg:x="19.495cm" svg:y="6.3cm">
          <draw:text-box>
            <text:p>Have</text:p>
          </draw:text-box>
        </draw:frame>
        <draw:frame draw:style-name="gr19" draw:text-style-name="P19" draw:layer="layout" svg:width="2.4cm" svg:height="1.038cm" svg:x="19.4cm" svg:y="10.8cm">
          <draw:text-box>
            <text:p><text:span text:style-name="T4">Choos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04:19:18.211409669</meta:creation-date>
    <dc:date>2020-11-17T06:06:52.457911324</dc:date>
    <meta:editing-duration>PT16M55S</meta:editing-duration>
    <meta:editing-cycles>2</meta:editing-cycles>
    <meta:generator>LibreOffice/6.4.4.2$Linux_X86_64 LibreOffice_project/40$Build-2</meta:generator>
    <meta:document-statistic meta:object-count="99"/>
  </office:meta>
</office:document-meta>
</file>